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onvergence in SPACE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number-columns-repeated="2"/>
          <table:table-cell table:style-name="ce2" office:value-type="string" calcext:value-type="string">
            <text:p>dt=(0.8*h/1)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andard RK4 </text:p>
          </table:table-cell>
          <table:table-cell table:style-name="ce2" table:number-columns-repeated="3"/>
          <table:table-cell table:style-name="ce2" office:value-type="string" calcext:value-type="string">
            <text:p>Modified RK with global bounds</text:p>
          </table:table-cell>
          <table:table-cell table:style-name="ce2" table:number-columns-repeated="3"/>
          <table:table-cell table:style-name="ce2" office:value-type="string" calcext:value-type="string">
            <text:p>Modified RK with local bounds</text:p>
          </table:table-cell>
          <table:table-cell table:style-name="ce2" table:number-columns-repeated="4"/>
          <table:table-cell table:style-name="ce2" office:value-type="string" calcext:value-type="string">
            <text:p>Modified RK1 with global bounds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rate</text:p>
          </table:table-cell>
          <table:table-cell table:style-name="ce2"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1/([.A5]-1)" office:value-type="float" office:value="0.05" calcext:value-type="float">
            <text:p>0.05</text:p>
          </table:table-cell>
          <table:table-cell office:value-type="float" office:value="0.0352108407168583" calcext:value-type="float">
            <text:p>0.0352108407</text:p>
          </table:table-cell>
          <table:table-cell office:value-type="float" office:value="1.01462520373345" calcext:value-type="float">
            <text:p>1.0146252037</text:p>
          </table:table-cell>
          <table:table-cell table:style-name="Default" office:value-type="float" office:value="0.0126681141064879" calcext:value-type="float">
            <text:p>0.0126681141</text:p>
          </table:table-cell>
          <table:table-cell/>
          <table:table-cell office:value-type="float" office:value="0.0379264391381375" calcext:value-type="float">
            <text:p>0.0379264391</text:p>
          </table:table-cell>
          <table:table-cell office:value-type="float" office:value="0.999658734606096" calcext:value-type="float">
            <text:p>0.9996587346</text:p>
          </table:table-cell>
          <table:table-cell office:value-type="float" office:value="0.011706602605423" calcext:value-type="float">
            <text:p>0.0117066026</text:p>
          </table:table-cell>
          <table:table-cell/>
          <table:table-cell office:value-type="float" office:value="0.0430796891638873" calcext:value-type="float">
            <text:p>0.0430796892</text:p>
          </table:table-cell>
          <table:table-cell office:value-type="float" office:value="0.974558495811712" calcext:value-type="float">
            <text:p>0.9745584958</text:p>
          </table:table-cell>
          <table:table-cell office:value-type="float" office:value="0.0104195847479133" calcext:value-type="float">
            <text:p>0.0104195847</text:p>
          </table:table-cell>
          <table:table-cell table:number-columns-repeated="2"/>
          <table:table-cell office:value-type="string" calcext:value-type="string">
            <text:p>0.00085261514721170217,</text:p>
          </table:table-cell>
          <table:table-cell office:value-type="float" office:value="0.99999928867268" calcext:value-type="float">
            <text:p>0.9999992887</text:p>
          </table:table-cell>
          <table:table-cell office:value-type="float" office:value="0.0178492609638421" calcext:value-type="float">
            <text:p>0.017849261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1/([.A6]-1)" office:value-type="float" office:value="0.025" calcext:value-type="float">
            <text:p>0.025</text:p>
          </table:table-cell>
          <table:table-cell office:value-type="float" office:value="-0.0158851700254304" calcext:value-type="float">
            <text:p>-0.01588517</text:p>
          </table:table-cell>
          <table:table-cell office:value-type="float" office:value="1.00766598862962" calcext:value-type="float">
            <text:p>1.0076659886</text:p>
          </table:table-cell>
          <table:table-cell table:style-name="Default" office:value-type="float" office:value="0.00290635045464874" calcext:value-type="float">
            <text:p>0.0029063505</text:p>
          </table:table-cell>
          <table:table-cell table:formula="of:=LOG([.E6]/[.E5])/LOG(0.5)" office:value-type="float" office:value="2.12392118526506" calcext:value-type="float">
            <text:p>2.1239211853</text:p>
          </table:table-cell>
          <table:table-cell table:style-name="ce3" office:value-type="float" office:value="5.42101086242752E-020" calcext:value-type="float">
            <text:p>5.42E-20</text:p>
          </table:table-cell>
          <table:table-cell office:value-type="float" office:value="0.998627004411163" calcext:value-type="float">
            <text:p>0.9986270044</text:p>
          </table:table-cell>
          <table:table-cell office:value-type="float" office:value="0.00264713619942258" calcext:value-type="float">
            <text:p>0.0026471362</text:p>
          </table:table-cell>
          <table:table-cell table:formula="of:=LOG([.I6]/[.I5])/LOG(0.5)" office:value-type="float" office:value="2.14481811857199" calcext:value-type="float">
            <text:p>2.1448181186</text:p>
          </table:table-cell>
          <table:table-cell office:value-type="float" office:value="0.0113269396096159" calcext:value-type="float">
            <text:p>0.0113269396</text:p>
          </table:table-cell>
          <table:table-cell office:value-type="float" office:value="0.990557955533333" calcext:value-type="float">
            <text:p>0.9905579555</text:p>
          </table:table-cell>
          <table:table-cell office:value-type="float" office:value="0.00258675116402957" calcext:value-type="float">
            <text:p>0.0025867512</text:p>
          </table:table-cell>
          <table:table-cell table:formula="of:=LOG([.M6]/[.M5])/LOG(0.5)" office:value-type="float" office:value="2.01008459914383" calcext:value-type="float">
            <text:p>2.0100845991</text:p>
          </table:table-cell>
          <table:table-cell/>
          <table:table-cell office:value-type="float" office:value="0.00106742688877394" calcext:value-type="float">
            <text:p>0.0010674269</text:p>
          </table:table-cell>
          <table:table-cell office:value-type="float" office:value="0.99999984773671" calcext:value-type="float">
            <text:p>0.9999998477</text:p>
          </table:table-cell>
          <table:table-cell office:value-type="float" office:value="0.00918867506848955" calcext:value-type="float">
            <text:p>0.0091886751</text:p>
          </table:table-cell>
          <table:table-cell table:formula="of:=LOG([.R6]/[.R5])/LOG(0.5)" office:value-type="float" office:value="0.957935584870352" calcext:value-type="float">
            <text:p>0.9579355849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1/([.A7]-1)" office:value-type="float" office:value="0.0125" calcext:value-type="float">
            <text:p>0.0125</text:p>
          </table:table-cell>
          <table:table-cell office:value-type="float" office:value="-0.00261549938879519" calcext:value-type="float">
            <text:p>-0.0026154994</text:p>
          </table:table-cell>
          <table:table-cell office:value-type="float" office:value="1.00288589124124" calcext:value-type="float">
            <text:p>1.0028858912</text:p>
          </table:table-cell>
          <table:table-cell table:style-name="Default" office:value-type="float" office:value="0.000674046908531181" calcext:value-type="float">
            <text:p>0.0006740469</text:p>
          </table:table-cell>
          <table:table-cell table:formula="of:=LOG([.E7]/[.E6])/LOG(0.5)" office:value-type="float" office:value="2.10828777645811" calcext:value-type="float">
            <text:p>2.1082877765</text:p>
          </table:table-cell>
          <table:table-cell office:value-type="float" office:value="0.000703627157643913" calcext:value-type="float">
            <text:p>0.0007036272</text:p>
          </table:table-cell>
          <table:table-cell office:value-type="float" office:value="1" calcext:value-type="float">
            <text:p>1</text:p>
          </table:table-cell>
          <table:table-cell office:value-type="float" office:value="0.00064494815543108" calcext:value-type="float">
            <text:p>0.0006449482</text:p>
          </table:table-cell>
          <table:table-cell table:formula="of:=LOG([.I7]/[.I6])/LOG(0.5)" office:value-type="float" office:value="2.03717732737904" calcext:value-type="float">
            <text:p>2.0371773274</text:p>
          </table:table-cell>
          <table:table-cell office:value-type="float" office:value="0.00538555447932991" calcext:value-type="float">
            <text:p>0.0053855545</text:p>
          </table:table-cell>
          <table:table-cell office:value-type="float" office:value="0.996687712130894" calcext:value-type="float">
            <text:p>0.9966877121</text:p>
          </table:table-cell>
          <table:table-cell office:value-type="float" office:value="0.000642884180703043" calcext:value-type="float">
            <text:p>0.0006428842</text:p>
          </table:table-cell>
          <table:table-cell table:formula="of:=LOG([.M7]/[.M6])/LOG(0.5)" office:value-type="float" office:value="2.00851052249421" calcext:value-type="float">
            <text:p>2.0085105225</text:p>
          </table:table-cell>
          <table:table-cell/>
          <table:table-cell table:style-name="ce3" office:value-type="float" office:value="0.00000524123874376826" calcext:value-type="float">
            <text:p>5.24E-06</text:p>
          </table:table-cell>
          <table:table-cell office:value-type="float" office:value="0.999997434532193" calcext:value-type="float">
            <text:p>0.9999974345</text:p>
          </table:table-cell>
          <table:table-cell office:value-type="float" office:value="0.00510523257674033" calcext:value-type="float">
            <text:p>0.0051052326</text:p>
          </table:table-cell>
          <table:table-cell table:formula="of:=LOG([.R7]/[.R6])/LOG(0.5)" office:value-type="float" office:value="0.847880164932638" calcext:value-type="float">
            <text:p>0.8478801649</text:p>
          </table:table-cell>
          <table:table-cell table:number-columns-repeated="1005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1/([.A8]-1)" office:value-type="float" office:value="0.00625" calcext:value-type="float">
            <text:p>0.00625</text:p>
          </table:table-cell>
          <table:table-cell office:value-type="float" office:value="-0.000778055161868566" calcext:value-type="float">
            <text:p>-0.0007780552</text:p>
          </table:table-cell>
          <table:table-cell office:value-type="float" office:value="1.00078966477852" calcext:value-type="float">
            <text:p>1.0007896648</text:p>
          </table:table-cell>
          <table:table-cell table:style-name="Default" office:value-type="float" office:value="0.00016174909630237" calcext:value-type="float">
            <text:p>0.0001617491</text:p>
          </table:table-cell>
          <table:table-cell table:formula="of:=LOG([.E8]/[.E7])/LOG(0.5)" office:value-type="float" office:value="2.05909134363321" calcext:value-type="float">
            <text:p>2.05909134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5964864073784" calcext:value-type="float">
            <text:p>0.0001596486</text:p>
          </table:table-cell>
          <table:table-cell table:formula="of:=LOG([.I8]/[.I7])/LOG(0.5)" office:value-type="float" office:value="2.01428292350413" calcext:value-type="float">
            <text:p>2.0142829235</text:p>
          </table:table-cell>
          <table:table-cell office:value-type="float" office:value="0.00202212780414254" calcext:value-type="float">
            <text:p>0.0020221278</text:p>
          </table:table-cell>
          <table:table-cell office:value-type="float" office:value="0.998739174342325" calcext:value-type="float">
            <text:p>0.9987391743</text:p>
          </table:table-cell>
          <table:table-cell office:value-type="float" office:value="0.000159861775058845" calcext:value-type="float">
            <text:p>0.0001598618</text:p>
          </table:table-cell>
          <table:table-cell table:formula="of:=LOG([.M8]/[.M7])/LOG(0.5)" office:value-type="float" office:value="2.0077338374167" calcext:value-type="float">
            <text:p>2.0077338374</text:p>
          </table:table-cell>
          <table:table-cell/>
          <table:table-cell table:style-name="ce3" office:value-type="float" office:value="0.00000396304277857496" calcext:value-type="float">
            <text:p>3.96E-06</text:p>
          </table:table-cell>
          <table:table-cell office:value-type="float" office:value="0.999998146373111" calcext:value-type="float">
            <text:p>0.9999981464</text:p>
          </table:table-cell>
          <table:table-cell office:value-type="float" office:value="0.00284416395399825" calcext:value-type="float">
            <text:p>0.002844164</text:p>
          </table:table-cell>
          <table:table-cell table:formula="of:=LOG([.R8]/[.R7])/LOG(0.5)" office:value-type="float" office:value="0.843972054187491" calcext:value-type="float">
            <text:p>0.8439720542</text:p>
          </table:table-cell>
          <table:table-cell table:number-columns-repeated="1005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1/([.A9]-1)" office:value-type="float" office:value="0.003125" calcext:value-type="float">
            <text:p>0.003125</text:p>
          </table:table-cell>
          <table:table-cell office:value-type="float" office:value="-0.000339384933982105" calcext:value-type="float">
            <text:p>-0.0003393849</text:p>
          </table:table-cell>
          <table:table-cell office:value-type="float" office:value="1.00028703228497" calcext:value-type="float">
            <text:p>1.0002870323</text:p>
          </table:table-cell>
          <table:table-cell office:value-type="float" office:value="0.0000397705371594901" calcext:value-type="float">
            <text:p>3.98E-05</text:p>
          </table:table-cell>
          <table:table-cell table:formula="of:=LOG([.E9]/[.E8])/LOG(0.5)" office:value-type="float" office:value="2.02398569875283" calcext:value-type="float">
            <text:p>2.02398569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395354623818463" calcext:value-type="float">
            <text:p>3.95E-05</text:p>
          </table:table-cell>
          <table:table-cell table:formula="of:=LOG([.I9]/[.I8])/LOG(0.5)" office:value-type="float" office:value="2.01368106701837" calcext:value-type="float">
            <text:p>2.013681067</text:p>
          </table:table-cell>
          <table:table-cell office:value-type="float" office:value="0.000782362213776609" calcext:value-type="float">
            <text:p>0.0007823622</text:p>
          </table:table-cell>
          <table:table-cell office:value-type="float" office:value="0.999582387521511" calcext:value-type="float">
            <text:p>0.9995823875</text:p>
          </table:table-cell>
          <table:table-cell table:style-name="ce3" office:value-type="float" office:value="0.0000395911185399786" calcext:value-type="float">
            <text:p>3.96E-05</text:p>
          </table:table-cell>
          <table:table-cell table:formula="of:=LOG([.M9]/[.M8])/LOG(0.5)" office:value-type="float" office:value="2.01357628120159" calcext:value-type="float">
            <text:p>2.0135762812</text:p>
          </table:table-cell>
          <table:table-cell/>
          <table:table-cell table:style-name="ce3" office:value-type="float" office:value="0.000000565630596166531" calcext:value-type="float">
            <text:p>5.66E-07</text:p>
          </table:table-cell>
          <table:table-cell office:value-type="float" office:value="0.999999990621991" calcext:value-type="float">
            <text:p>0.9999999906</text:p>
          </table:table-cell>
          <table:table-cell table:style-name="ce3" office:value-type="float" office:value="0.00146424798736165" calcext:value-type="float">
            <text:p>1.46E-03</text:p>
          </table:table-cell>
          <table:table-cell table:formula="of:=LOG([.R9]/[.R8])/LOG(0.5)" office:value-type="float" office:value="0.957844721173974" calcext:value-type="float">
            <text:p>0.9578447212</text:p>
          </table:table-cell>
          <table:table-cell table:number-columns-repeated="1005"/>
        </table:table-row>
        <table:table-row table:style-name="ro2">
          <table:table-cell office:value-type="float" office:value="641" calcext:value-type="float">
            <text:p>641</text:p>
          </table:table-cell>
          <table:table-cell table:formula="of:=1/([.A10]-1)" office:value-type="float" office:value="0.0015625" calcext:value-type="float">
            <text:p>0.0015625</text:p>
          </table:table-cell>
          <table:table-cell office:value-type="float" office:value="-0.000130185207511415" calcext:value-type="float">
            <text:p>-0.0001301852</text:p>
          </table:table-cell>
          <table:table-cell office:value-type="float" office:value="1.00003568041148" calcext:value-type="float">
            <text:p>1.0000356804</text:p>
          </table:table-cell>
          <table:table-cell office:value-type="float" office:value="0.00000985374329150088" calcext:value-type="float">
            <text:p>9.85E-06</text:p>
          </table:table-cell>
          <table:table-cell table:formula="of:=LOG([.E10]/[.E9])/LOG(0.5)" office:value-type="float" office:value="2.01295625564933" calcext:value-type="float">
            <text:p>2.0129562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0983343443762799" calcext:value-type="float">
            <text:p>9.83E-06</text:p>
          </table:table-cell>
          <table:table-cell table:formula="of:=LOG([.I10]/[.I9])/LOG(0.5)" office:value-type="float" office:value="2.00738001043214" calcext:value-type="float">
            <text:p>2.0073800104</text:p>
          </table:table-cell>
          <table:table-cell office:value-type="float" office:value="0.000311586158745132" calcext:value-type="float">
            <text:p>0.0003115862</text:p>
          </table:table-cell>
          <table:table-cell office:value-type="float" office:value="0.999841610945015" calcext:value-type="float">
            <text:p>0.9998416109</text:p>
          </table:table-cell>
          <table:table-cell table:style-name="ce3" office:value-type="float" office:value="0.00000984527167151509" calcext:value-type="float">
            <text:p>9.85E-06</text:p>
          </table:table-cell>
          <table:table-cell table:formula="of:=LOG([.M10]/[.M9])/LOG(0.5)" office:value-type="float" office:value="2.00767390571514" calcext:value-type="float">
            <text:p>2.0076739057</text:p>
          </table:table-cell>
          <table:table-cell/>
          <table:table-cell table:style-name="ce3" office:value-type="float" office:value="0.00000000343981182426845" calcext:value-type="float">
            <text:p>3.44E-09</text:p>
          </table:table-cell>
          <table:table-cell office:value-type="float" office:value="0.999999998923098" calcext:value-type="float">
            <text:p>0.9999999989</text:p>
          </table:table-cell>
          <table:table-cell table:style-name="ce3" office:value-type="float" office:value="0.000727518302328801" calcext:value-type="float">
            <text:p>7.28E-04</text:p>
          </table:table-cell>
          <table:table-cell table:formula="of:=LOG([.R10]/[.R9])/LOG(0.5)" office:value-type="float" office:value="1.00910446366699" calcext:value-type="float">
            <text:p>1.0091044637</text:p>
          </table:table-cell>
          <table:table-cell table:number-columns-repeated="1005"/>
        </table:table-row>
        <table:table-row table:style-name="ro2">
          <table:table-cell office:value-type="float" office:value="1281" calcext:value-type="float">
            <text:p>1281</text:p>
          </table:table-cell>
          <table:table-cell table:formula="of:=1/([.A11]-1)" office:value-type="float" office:value="0.00078125" calcext:value-type="float">
            <text:p>0.00078125</text:p>
          </table:table-cell>
          <table:table-cell table:style-name="ce3" office:value-type="float" office:value="-0.0000102839611700371" calcext:value-type="float">
            <text:p>-1.03E-05</text:p>
          </table:table-cell>
          <table:table-cell office:value-type="float" office:value="1.00002284278014" calcext:value-type="float">
            <text:p>1.0000228428</text:p>
          </table:table-cell>
          <table:table-cell office:value-type="float" office:value="0.00000245241223997913" calcext:value-type="float">
            <text:p>2.45E-06</text:p>
          </table:table-cell>
          <table:table-cell table:formula="of:=LOG([.E11]/[.E10])/LOG(0.5)" office:value-type="float" office:value="2.0064703769651" calcext:value-type="float">
            <text:p>2.0064703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0245107456547989" calcext:value-type="float">
            <text:p>2.45E-06</text:p>
          </table:table-cell>
          <table:table-cell table:formula="of:=LOG([.I11]/[.I10])/LOG(0.5)" office:value-type="float" office:value="2.00428100816851" calcext:value-type="float">
            <text:p>2.0042810082</text:p>
          </table:table-cell>
          <table:table-cell office:value-type="float" office:value="0.00011328595126163" calcext:value-type="float">
            <text:p>0.000113286</text:p>
          </table:table-cell>
          <table:table-cell office:value-type="float" office:value="0.99993953528656" calcext:value-type="float">
            <text:p>0.9999395353</text:p>
          </table:table-cell>
          <table:table-cell table:style-name="ce3" office:value-type="float" office:value="0.00000245331043173072" calcext:value-type="float">
            <text:p>2.45E-06</text:p>
          </table:table-cell>
          <table:table-cell table:formula="of:=LOG([.M11]/[.M10])/LOG(0.5)" office:value-type="float" office:value="2.00470121846723" calcext:value-type="float">
            <text:p>2.0047012185</text:p>
          </table:table-cell>
          <table:table-cell/>
          <table:table-cell table:style-name="ce3" office:value-type="float" office:value="0.00000000019085300007049" calcext:value-type="float">
            <text:p>1.91E-10</text:p>
          </table:table-cell>
          <table:table-cell office:value-type="float" office:value="0.999999999404133" calcext:value-type="float">
            <text:p>0.9999999994</text:p>
          </table:table-cell>
          <table:table-cell table:style-name="ce3" office:value-type="float" office:value="0.000371143019947037" calcext:value-type="float">
            <text:p>3.71E-04</text:p>
          </table:table-cell>
          <table:table-cell table:formula="of:=LOG([.R11]/[.R10])/LOG(0.5)" office:value-type="float" office:value="0.971008306192993" calcext:value-type="float">
            <text:p>0.9710083062</text:p>
          </table:table-cell>
          <table:table-cell table:number-columns-repeated="1005"/>
        </table:table-row>
        <table:table-row table:style-name="ro2" table:number-rows-repeated="4">
          <table:table-cell table:number-columns-repeated="8"/>
          <table:table-cell table:style-name="ce3"/>
          <table:table-cell table:number-columns-repeated="3"/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CONVERGENCE IN TIME</text:p>
          </table:table-cell>
          <table:table-cell table:style-name="ce1" table:number-columns-repeated="3"/>
          <table:table-cell table:style-name="ce4"/>
          <table:table-cell table:style-name="ce1" table:number-columns-repeated="3"/>
          <table:table-cell table:style-name="ce4"/>
          <table:table-cell table:style-name="ce1" table:number-columns-repeated="3"/>
          <table:table-cell table:style-name="ce4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SINUSOIDAL PROFILE</text:p>
          </table:table-cell>
          <table:table-cell table:style-name="ce2" table:number-columns-repeated="1023"/>
        </table:table-row>
        <table:table-row table:style-name="ro2">
          <table:table-cell table:style-name="ce2" office:value-type="string" calcext:value-type="string">
            <text:p>Convergence in TIME with dt=(0.8*h/1)/dt_factor</text:p>
          </table:table-cell>
          <table:table-cell table:style-name="ce2" table:number-columns-repeated="4"/>
          <table:table-cell table:style-name="ce2" office:value-type="string" calcext:value-type="string">
            <text:p>Reference solution, dt_factor=1024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N=64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N=321</text:p>
          </table:table-cell>
          <table:table-cell table:style-name="ce2" table:number-columns-repeated="6"/>
          <table:table-cell table:style-name="ce2" office:value-type="string" calcext:value-type="string">
            <text:p>N=81</text:p>
          </table:table-cell>
          <table:table-cell table:style-name="ce2" table:number-columns-repeated="100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/>
          <table:table-cell/>
          <table:table-cell table:style-name="ce2" office:value-type="string" calcext:value-type="string">
            <text:p>Standard RK4 </text:p>
          </table:table-cell>
          <table:table-cell table:style-name="ce2"/>
          <table:table-cell table:style-name="ce2" office:value-type="string" calcext:value-type="string">
            <text:p>Modified RK4 with global bounds</text:p>
          </table:table-cell>
          <table:table-cell table:style-name="ce2"/>
          <table:table-cell table:style-name="ce2" office:value-type="string" calcext:value-type="string">
            <text:p>Modified RK4 with local bounds</text:p>
          </table:table-cell>
          <table:table-cell table:style-name="ce2" table:number-columns-repeated="1003"/>
        </table:table-row>
        <table:table-row table:style-name="ro2">
          <table:table-cell table:style-name="ce2" office:value-type="string" calcext:value-type="string">
            <text:p>dt_factor</text:p>
          </table:table-cell>
          <table:table-cell table:style-name="ce2" office:value-type="string" calcext:value-type="string">
            <text:p>dt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/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Error L1</text:p>
          </table:table-cell>
          <table:table-cell table:style-name="ce2" office:value-type="string" calcext:value-type="string">
            <text:p>rate</text:p>
          </table:table-cell>
          <table:table-cell table:style-name="ce2"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style-name="ce3" office:value-type="float" office:value="0.0000803002247194" calcext:value-type="float">
            <text:p>8.03E-05</text:p>
          </table:table-cell>
          <table:table-cell/>
          <table:table-cell office:value-type="float" office:value="0.000034695412957" calcext:value-type="float">
            <text:p>3.47E-05</text:p>
          </table:table-cell>
          <table:table-cell/>
          <table:table-cell table:style-name="ce3" office:value-type="float" office:value="0.0000118463586637" calcext:value-type="float">
            <text:p>1.18E-05</text:p>
          </table:table-cell>
          <table:table-cell table:number-columns-repeated="2"/>
          <table:table-cell office:value-type="float" office:value="0.000146810645669" calcext:value-type="float">
            <text:p>0.0001468106</text:p>
          </table:table-cell>
          <table:table-cell/>
          <table:table-cell office:value-type="float" office:value="0.00010170731355" calcext:value-type="float">
            <text:p>0.0001017073</text:p>
          </table:table-cell>
          <table:table-cell/>
          <table:table-cell table:style-name="ce3" office:value-type="float" office:value="0.0000371472860517" calcext:value-type="float">
            <text:p>3.71E-05</text:p>
          </table:table-cell>
          <table:table-cell table:number-columns-repeated="2"/>
          <table:table-cell office:value-type="float" office:value="0.000368491713891" calcext:value-type="float">
            <text:p>0.0003684917</text:p>
          </table:table-cell>
          <table:table-cell/>
          <table:table-cell office:value-type="float" office:value="0.0010353397549" calcext:value-type="float">
            <text:p>0.0010353398</text:p>
          </table:table-cell>
          <table:table-cell/>
          <table:table-cell office:value-type="float" office:value="0.000606127281898" calcext:value-type="float">
            <text:p>0.0006061273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2]/2" office:value-type="float" office:value="0.005" calcext:value-type="float">
            <text:p>0.005</text:p>
          </table:table-cell>
          <table:table-cell table:style-name="ce3" office:value-type="float" office:value="0.0000084149186412" calcext:value-type="float">
            <text:p>8.41E-06</text:p>
          </table:table-cell>
          <table:table-cell table:formula="of:=LOG([.C23]/[.C22])/LOG(0.5)" office:value-type="float" office:value="3.25438279693386" calcext:value-type="float">
            <text:p>3.2543827969</text:p>
          </table:table-cell>
          <table:table-cell office:value-type="float" office:value="0.0000152797629227" calcext:value-type="float">
            <text:p>1.53E-05</text:p>
          </table:table-cell>
          <table:table-cell table:formula="of:=LOG([.E23]/[.E22])/LOG(0.5)" office:value-type="float" office:value="1.18312277923925" calcext:value-type="float">
            <text:p>1.1831227792</text:p>
          </table:table-cell>
          <table:table-cell table:style-name="ce3" office:value-type="float" office:value="0.00000448551821124" calcext:value-type="float">
            <text:p>4.49E-06</text:p>
          </table:table-cell>
          <table:table-cell table:formula="of:=LOG([.G23]/[.G22])/LOG(0.5)" office:value-type="float" office:value="1.40109709712368" calcext:value-type="float">
            <text:p>1.4010970971</text:p>
          </table:table-cell>
          <table:table-cell/>
          <table:table-cell table:style-name="ce3" office:value-type="float" office:value="0.0000122010243011" calcext:value-type="float">
            <text:p>1.22E-05</text:p>
          </table:table-cell>
          <table:table-cell table:formula="of:=LOG([.J23]/[.J22])/LOG(0.5)" office:value-type="float" office:value="3.58888241080534" calcext:value-type="float">
            <text:p>3.5888824108</text:p>
          </table:table-cell>
          <table:table-cell table:style-name="ce3" office:value-type="float" office:value="0.0000452446907101" calcext:value-type="float">
            <text:p>4.52E-05</text:p>
          </table:table-cell>
          <table:table-cell table:formula="of:=LOG([.L23]/[.L22])/LOG(0.5)" office:value-type="float" office:value="1.16860301142021" calcext:value-type="float">
            <text:p>1.1686030114</text:p>
          </table:table-cell>
          <table:table-cell table:style-name="ce3" office:value-type="float" office:value="0.0000149270492015" calcext:value-type="float">
            <text:p>1.49E-05</text:p>
          </table:table-cell>
          <table:table-cell table:formula="of:=LOG([.N23]/[.N22])/LOG(0.5)" office:value-type="float" office:value="1.31532781274789" calcext:value-type="float">
            <text:p>1.3153278127</text:p>
          </table:table-cell>
          <table:table-cell/>
          <table:table-cell table:style-name="ce3" office:value-type="float" office:value="0.0000241325765579" calcext:value-type="float">
            <text:p>2.41E-05</text:p>
          </table:table-cell>
          <table:table-cell table:formula="of:=LOG([.Q23]/[.Q22])/LOG(0.5)" office:value-type="float" office:value="3.9325783176264" calcext:value-type="float">
            <text:p>3.9325783176</text:p>
          </table:table-cell>
          <table:table-cell table:style-name="ce3" office:value-type="float" office:value="0.00035680041791" calcext:value-type="float">
            <text:p>3.57E-04</text:p>
          </table:table-cell>
          <table:table-cell table:formula="of:=LOG([.S23]/[.S22])/LOG(0.5)" office:value-type="float" office:value="1.53691506701043" calcext:value-type="float">
            <text:p>1.536915067</text:p>
          </table:table-cell>
          <table:table-cell table:style-name="ce3" office:value-type="float" office:value="0.000170072017091" calcext:value-type="float">
            <text:p>1.70E-04</text:p>
          </table:table-cell>
          <table:table-cell table:formula="of:=LOG([.U23]/[.U22])/LOG(0.5)" office:value-type="float" office:value="1.83347499420252" calcext:value-type="float">
            <text:p>1.8334749942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3]/2" office:value-type="float" office:value="0.0025" calcext:value-type="float">
            <text:p>0.0025</text:p>
          </table:table-cell>
          <table:table-cell table:style-name="ce3" office:value-type="float" office:value="0.000000539956723716" calcext:value-type="float">
            <text:p>5.40E-07</text:p>
          </table:table-cell>
          <table:table-cell table:formula="of:=LOG([.C24]/[.C23])/LOG(0.5)" office:value-type="float" office:value="3.96203363472225" calcext:value-type="float">
            <text:p>3.9620336347</text:p>
          </table:table-cell>
          <table:table-cell office:value-type="float" office:value="0.00000448243442921" calcext:value-type="float">
            <text:p>4.48E-06</text:p>
          </table:table-cell>
          <table:table-cell table:formula="of:=LOG([.E24]/[.E23])/LOG(0.5)" office:value-type="float" office:value="1.76926777496384" calcext:value-type="float">
            <text:p>1.769267775</text:p>
          </table:table-cell>
          <table:table-cell table:style-name="ce3" office:value-type="float" office:value="0.00000446215831179" calcext:value-type="float">
            <text:p>4.46E-06</text:p>
          </table:table-cell>
          <table:table-cell table:formula="of:=LOG([.G24]/[.G23])/LOG(0.5)" office:value-type="float" office:value="0.00753296960914007" calcext:value-type="float">
            <text:p>0.0075329696</text:p>
          </table:table-cell>
          <table:table-cell/>
          <table:table-cell table:style-name="ce3" office:value-type="float" office:value="0.000000767483205297" calcext:value-type="float">
            <text:p>7.67E-07</text:p>
          </table:table-cell>
          <table:table-cell table:formula="of:=LOG([.J24]/[.J23])/LOG(0.5)" office:value-type="float" office:value="3.99072327928421" calcext:value-type="float">
            <text:p>3.9907232793</text:p>
          </table:table-cell>
          <table:table-cell table:style-name="ce3" office:value-type="float" office:value="0.0000152029152022" calcext:value-type="float">
            <text:p>1.52E-05</text:p>
          </table:table-cell>
          <table:table-cell table:formula="of:=LOG([.L24]/[.L23])/LOG(0.5)" office:value-type="float" office:value="1.57340051636087" calcext:value-type="float">
            <text:p>1.5734005164</text:p>
          </table:table-cell>
          <table:table-cell table:style-name="ce3" office:value-type="float" office:value="0.0000137577556152" calcext:value-type="float">
            <text:p>1.38E-05</text:p>
          </table:table-cell>
          <table:table-cell table:formula="of:=LOG([.N24]/[.N23])/LOG(0.5)" office:value-type="float" office:value="0.117683866044208" calcext:value-type="float">
            <text:p>0.117683866</text:p>
          </table:table-cell>
          <table:table-cell/>
          <table:table-cell table:style-name="ce3" office:value-type="float" office:value="0.00000150511724481" calcext:value-type="float">
            <text:p>1.51E-06</text:p>
          </table:table-cell>
          <table:table-cell table:formula="of:=LOG([.Q24]/[.Q23])/LOG(0.5)" office:value-type="float" office:value="4.00303417695154" calcext:value-type="float">
            <text:p>4.003034177</text:p>
          </table:table-cell>
          <table:table-cell table:style-name="ce3" office:value-type="float" office:value="0.000160552346939" calcext:value-type="float">
            <text:p>1.61E-04</text:p>
          </table:table-cell>
          <table:table-cell table:formula="of:=LOG([.S24]/[.S23])/LOG(0.5)" office:value-type="float" office:value="1.15207355064886" calcext:value-type="float">
            <text:p>1.1520735506</text:p>
          </table:table-cell>
          <table:table-cell table:style-name="ce3" office:value-type="float" office:value="0.000152850666995" calcext:value-type="float">
            <text:p>1.53E-04</text:p>
          </table:table-cell>
          <table:table-cell table:formula="of:=LOG([.U24]/[.U23])/LOG(0.5)" office:value-type="float" office:value="0.154022938036504" calcext:value-type="float">
            <text:p>0.154022938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4]/2" office:value-type="float" office:value="0.00125" calcext:value-type="float">
            <text:p>0.00125</text:p>
          </table:table-cell>
          <table:table-cell table:style-name="ce3" office:value-type="float" office:value="0.0000000338389684854" calcext:value-type="float">
            <text:p>3.38E-08</text:p>
          </table:table-cell>
          <table:table-cell table:formula="of:=LOG([.C25]/[.C24])/LOG(0.5)" office:value-type="float" office:value="3.99608628672352" calcext:value-type="float">
            <text:p>3.9960862867</text:p>
          </table:table-cell>
          <table:table-cell office:value-type="float" office:value="0.00000222885629803" calcext:value-type="float">
            <text:p>2.23E-06</text:p>
          </table:table-cell>
          <table:table-cell table:formula="of:=LOG([.E25]/[.E24])/LOG(0.5)" office:value-type="float" office:value="1.00797887482065" calcext:value-type="float">
            <text:p>1.0079788748</text:p>
          </table:table-cell>
          <table:table-cell table:style-name="ce3" office:value-type="float" office:value="0.00000328617408507" calcext:value-type="float">
            <text:p>3.29E-06</text:p>
          </table:table-cell>
          <table:table-cell table:formula="of:=LOG([.G25]/[.G24])/LOG(0.5)" office:value-type="float" office:value="0.441332790422514" calcext:value-type="float">
            <text:p>0.4413327904</text:p>
          </table:table-cell>
          <table:table-cell/>
          <table:table-cell table:style-name="ce3" office:value-type="float" office:value="0.0000000478300924574" calcext:value-type="float">
            <text:p>4.78E-08</text:p>
          </table:table-cell>
          <table:table-cell table:formula="of:=LOG([.J25]/[.J24])/LOG(0.5)" office:value-type="float" office:value="4.00414469535645" calcext:value-type="float">
            <text:p>4.0041446954</text:p>
          </table:table-cell>
          <table:table-cell table:style-name="ce3" office:value-type="float" office:value="0.00000744550204126" calcext:value-type="float">
            <text:p>7.45E-06</text:p>
          </table:table-cell>
          <table:table-cell table:formula="of:=LOG([.L25]/[.L24])/LOG(0.5)" office:value-type="float" office:value="1.02990695467645" calcext:value-type="float">
            <text:p>1.0299069547</text:p>
          </table:table-cell>
          <table:table-cell table:style-name="ce3" office:value-type="float" office:value="0.0000109947335765" calcext:value-type="float">
            <text:p>1.10E-05</text:p>
          </table:table-cell>
          <table:table-cell table:formula="of:=LOG([.N25]/[.N24])/LOG(0.5)" office:value-type="float" office:value="0.323432488435043" calcext:value-type="float">
            <text:p>0.3234324884</text:p>
          </table:table-cell>
          <table:table-cell/>
          <table:table-cell table:style-name="ce3" office:value-type="float" office:value="0.0000000935508145731" calcext:value-type="float">
            <text:p>9.36E-08</text:p>
          </table:table-cell>
          <table:table-cell table:formula="of:=LOG([.Q25]/[.Q24])/LOG(0.5)" office:value-type="float" office:value="4.0079818479461" calcext:value-type="float">
            <text:p>4.0079818479</text:p>
          </table:table-cell>
          <table:table-cell table:style-name="ce3" office:value-type="float" office:value="0.0000768562205416" calcext:value-type="float">
            <text:p>7.69E-05</text:p>
          </table:table-cell>
          <table:table-cell table:formula="of:=LOG([.S25]/[.S24])/LOG(0.5)" office:value-type="float" office:value="1.06280981667727" calcext:value-type="float">
            <text:p>1.0628098167</text:p>
          </table:table-cell>
          <table:table-cell table:style-name="ce3" office:value-type="float" office:value="0.000121728842762" calcext:value-type="float">
            <text:p>1.22E-04</text:p>
          </table:table-cell>
          <table:table-cell table:formula="of:=LOG([.U25]/[.U24])/LOG(0.5)" office:value-type="float" office:value="0.32845180310228" calcext:value-type="float">
            <text:p>0.3284518031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25]/2" office:value-type="float" office:value="0.000625" calcext:value-type="float">
            <text:p>0.000625</text:p>
          </table:table-cell>
          <table:table-cell table:style-name="ce3" office:value-type="float" office:value="0.00000000211666900387" calcext:value-type="float">
            <text:p>2.12E-09</text:p>
          </table:table-cell>
          <table:table-cell table:formula="of:=LOG([.C26]/[.C25])/LOG(0.5)" office:value-type="float" office:value="3.99881800211313" calcext:value-type="float">
            <text:p>3.9988180021</text:p>
          </table:table-cell>
          <table:table-cell office:value-type="float" office:value="0.00000110067829693" calcext:value-type="float">
            <text:p>1.10E-06</text:p>
          </table:table-cell>
          <table:table-cell table:formula="of:=LOG([.E26]/[.E25])/LOG(0.5)" office:value-type="float" office:value="1.01791074034747" calcext:value-type="float">
            <text:p>1.0179107403</text:p>
          </table:table-cell>
          <table:table-cell table:style-name="ce3" office:value-type="float" office:value="0.00000209431550544" calcext:value-type="float">
            <text:p>2.09E-06</text:p>
          </table:table-cell>
          <table:table-cell table:formula="of:=LOG([.G26]/[.G25])/LOG(0.5)" office:value-type="float" office:value="0.649930110630113" calcext:value-type="float">
            <text:p>0.6499301106</text:p>
          </table:table-cell>
          <table:table-cell/>
          <table:table-cell table:style-name="ce3" office:value-type="float" office:value="0.00000000298328850507" calcext:value-type="float">
            <text:p>2.98E-09</text:p>
          </table:table-cell>
          <table:table-cell table:formula="of:=LOG([.J26]/[.J25])/LOG(0.5)" office:value-type="float" office:value="4.00294317177874" calcext:value-type="float">
            <text:p>4.0029431718</text:p>
          </table:table-cell>
          <table:table-cell table:style-name="ce3" office:value-type="float" office:value="0.00000364515394091" calcext:value-type="float">
            <text:p>3.65E-06</text:p>
          </table:table-cell>
          <table:table-cell table:formula="of:=LOG([.L26]/[.L25])/LOG(0.5)" office:value-type="float" office:value="1.0303893880326" calcext:value-type="float">
            <text:p>1.030389388</text:p>
          </table:table-cell>
          <table:table-cell table:style-name="ce3" office:value-type="float" office:value="0.00000668920905788" calcext:value-type="float">
            <text:p>6.69E-06</text:p>
          </table:table-cell>
          <table:table-cell table:formula="of:=LOG([.N26]/[.N25])/LOG(0.5)" office:value-type="float" office:value="0.716905105709658" calcext:value-type="float">
            <text:p>0.7169051057</text:p>
          </table:table-cell>
          <table:table-cell/>
          <table:table-cell table:style-name="ce3" office:value-type="float" office:value="0.00000000584165478026" calcext:value-type="float">
            <text:p>5.84E-09</text:p>
          </table:table-cell>
          <table:table-cell table:formula="of:=LOG([.Q26]/[.Q25])/LOG(0.5)" office:value-type="float" office:value="4.00130120750046" calcext:value-type="float">
            <text:p>4.0013012075</text:p>
          </table:table-cell>
          <table:table-cell table:style-name="ce3" office:value-type="float" office:value="0.0000372505783324" calcext:value-type="float">
            <text:p>3.73E-05</text:p>
          </table:table-cell>
          <table:table-cell table:formula="of:=LOG([.S26]/[.S25])/LOG(0.5)" office:value-type="float" office:value="1.04489920835315" calcext:value-type="float">
            <text:p>1.0448992084</text:p>
          </table:table-cell>
          <table:table-cell table:style-name="ce3" office:value-type="float" office:value="0.0000705403658178" calcext:value-type="float">
            <text:p>7.05E-05</text:p>
          </table:table-cell>
          <table:table-cell table:formula="of:=LOG([.U26]/[.U25])/LOG(0.5)" office:value-type="float" office:value="0.787150082009937" calcext:value-type="float">
            <text:p>0.787150082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26]/2" office:value-type="float" office:value="0.0003125" calcext:value-type="float">
            <text:p>0.0003125</text:p>
          </table:table-cell>
          <table:table-cell table:style-name="ce3" office:value-type="float" office:value="0.00000000013235237638" calcext:value-type="float">
            <text:p>1.32E-10</text:p>
          </table:table-cell>
          <table:table-cell table:formula="of:=LOG([.C27]/[.C26])/LOG(0.5)" office:value-type="float" office:value="3.99933968048045" calcext:value-type="float">
            <text:p>3.9993396805</text:p>
          </table:table-cell>
          <table:table-cell office:value-type="float" office:value="0.000000540245029326" calcext:value-type="float">
            <text:p>5.40E-07</text:p>
          </table:table-cell>
          <table:table-cell table:formula="of:=LOG([.E27]/[.E26])/LOG(0.5)" office:value-type="float" office:value="1.02670706543382" calcext:value-type="float">
            <text:p>1.0267070654</text:p>
          </table:table-cell>
          <table:table-cell table:style-name="ce3" office:value-type="float" office:value="0.00000109231299467" calcext:value-type="float">
            <text:p>1.09E-06</text:p>
          </table:table-cell>
          <table:table-cell table:formula="of:=LOG([.G27]/[.G26])/LOG(0.5)" office:value-type="float" office:value="0.939092488752937" calcext:value-type="float">
            <text:p>0.9390924888</text:p>
          </table:table-cell>
          <table:table-cell/>
          <table:table-cell table:style-name="ce3" office:value-type="float" office:value="0.000000000186235241067" calcext:value-type="float">
            <text:p>1.86E-10</text:p>
          </table:table-cell>
          <table:table-cell table:formula="of:=LOG([.J27]/[.J26])/LOG(0.5)" office:value-type="float" office:value="4.00170549995907" calcext:value-type="float">
            <text:p>4.0017055</text:p>
          </table:table-cell>
          <table:table-cell table:style-name="ce3" office:value-type="float" office:value="0.00000178219822526" calcext:value-type="float">
            <text:p>1.78E-06</text:p>
          </table:table-cell>
          <table:table-cell table:formula="of:=LOG([.L27]/[.L26])/LOG(0.5)" office:value-type="float" office:value="1.0323219334958" calcext:value-type="float">
            <text:p>1.0323219335</text:p>
          </table:table-cell>
          <table:table-cell table:style-name="ce3" office:value-type="float" office:value="0.00000378129081789" calcext:value-type="float">
            <text:p>3.78E-06</text:p>
          </table:table-cell>
          <table:table-cell table:formula="of:=LOG([.N27]/[.N26])/LOG(0.5)" office:value-type="float" office:value="0.822956823708917" calcext:value-type="float">
            <text:p>0.8229568237</text:p>
          </table:table-cell>
          <table:table-cell/>
          <table:table-cell table:style-name="ce3" office:value-type="float" office:value="0.000000000364883238313" calcext:value-type="float">
            <text:p>3.65E-10</text:p>
          </table:table-cell>
          <table:table-cell table:formula="of:=LOG([.Q27]/[.Q26])/LOG(0.5)" office:value-type="float" office:value="4.00087031856228" calcext:value-type="float">
            <text:p>4.0008703186</text:p>
          </table:table-cell>
          <table:table-cell table:style-name="ce3" office:value-type="float" office:value="0.0000180594372064" calcext:value-type="float">
            <text:p>1.81E-05</text:p>
          </table:table-cell>
          <table:table-cell table:formula="of:=LOG([.S27]/[.S26])/LOG(0.5)" office:value-type="float" office:value="1.04450989002831" calcext:value-type="float">
            <text:p>1.04450989</text:p>
          </table:table-cell>
          <table:table-cell table:style-name="ce3" office:value-type="float" office:value="0.000039134711163" calcext:value-type="float">
            <text:p>3.91E-05</text:p>
          </table:table-cell>
          <table:table-cell table:formula="of:=LOG([.U27]/[.U26])/LOG(0.5)" office:value-type="float" office:value="0.850000260522524" calcext:value-type="float">
            <text:p>0.8500002605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B27]/2" office:value-type="float" office:value="0.00015625" calcext:value-type="float">
            <text:p>0.00015625</text:p>
          </table:table-cell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office:value-type="float" office:value="0.0000000000227945366792" calcext:value-type="float">
            <text:p>2.28E-11</text:p>
          </table:table-cell>
          <table:table-cell table:formula="of:=LOG([.Q28]/[.Q27])/LOG(0.5)" office:value-type="float" office:value="4.00067488872762" calcext:value-type="float">
            <text:p>4.0006748887</text:p>
          </table:table-cell>
          <table:table-cell table:style-name="ce3" office:value-type="float" office:value="0.00000867687109027" calcext:value-type="float">
            <text:p>8.68E-06</text:p>
          </table:table-cell>
          <table:table-cell table:formula="of:=LOG([.S28]/[.S27])/LOG(0.5)" office:value-type="float" office:value="1.05750613348803" calcext:value-type="float">
            <text:p>1.0575061335</text:p>
          </table:table-cell>
          <table:table-cell table:style-name="ce3" office:value-type="float" office:value="0.0000177357952742" calcext:value-type="float">
            <text:p>1.77E-05</text:p>
          </table:table-cell>
          <table:table-cell table:formula="of:=LOG([.U28]/[.U27])/LOG(0.5)" office:value-type="float" office:value="1.14178477472286" calcext:value-type="float">
            <text:p>1.1417847747</text:p>
          </table:table-cell>
          <table:table-cell table:number-columns-repeated="1002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B28]/2" office:value-type="float" office:value="0.000078125" calcext:value-type="float">
            <text:p>0.000078125</text:p>
          </table:table-cell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 office:value-type="float" office:value="0.00000000000142402635094" calcext:value-type="float">
            <text:p>1.42E-12</text:p>
          </table:table-cell>
          <table:table-cell table:formula="of:=LOG([.Q29]/[.Q28])/LOG(0.5)" office:value-type="float" office:value="4.00064033728227" calcext:value-type="float">
            <text:p>4.0006403373</text:p>
          </table:table-cell>
          <table:table-cell table:style-name="ce3" office:value-type="float" office:value="0.0000040341500078" calcext:value-type="float">
            <text:p>4.03E-06</text:p>
          </table:table-cell>
          <table:table-cell table:formula="of:=LOG([.S29]/[.S28])/LOG(0.5)" office:value-type="float" office:value="1.10491016480143" calcext:value-type="float">
            <text:p>1.1049101648</text:p>
          </table:table-cell>
          <table:table-cell table:style-name="ce3" office:value-type="float" office:value="0.0000086108390453" calcext:value-type="float">
            <text:p>8.61E-06</text:p>
          </table:table-cell>
          <table:table-cell table:formula="of:=LOG([.U29]/[.U28])/LOG(0.5)" office:value-type="float" office:value="1.04243829561117" calcext:value-type="float">
            <text:p>1.0424382956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3"/>
          <table:table-cell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06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2" table:number-columns-repeated="4"/>
          <table:table-cell table:style-name="Default"/>
          <table:table-cell table:style-name="ce2" table:number-columns-repeated="1019"/>
        </table:table-row>
        <table:table-row table:style-name="ro2">
          <table:table-cell table:style-name="ce2" table:number-columns-repeated="15"/>
          <table:table-cell table:number-columns-repeated="2"/>
          <table:table-cell table:style-name="ce2" table:number-columns-repeated="1007"/>
        </table:table-row>
        <table:table-row table:style-name="ro2">
          <table:table-cell/>
          <table:table-cell table:style-name="ce2" table:number-columns-repeated="7"/>
          <table:table-cell/>
          <table:table-cell table:style-name="ce2" table:number-columns-repeated="6"/>
          <table:table-cell table:number-columns-repeated="4"/>
          <table:table-cell table:style-name="ce2" table:number-columns-repeated="1005"/>
        </table:table-row>
        <table:table-row table:style-name="ro2">
          <table:table-cell table:style-name="ce2" table:number-columns-repeated="8"/>
          <table:table-cell/>
          <table:table-cell table:style-name="ce2" table:number-columns-repeated="6"/>
          <table:table-cell table:number-columns-repeated="4"/>
          <table:table-cell table:style-name="ce2" table:number-columns-repeated="100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2" table:number-rows-repeated="5"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3"/>
          <table:table-cell table:number-columns-repeated="2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15:49:56.226973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0:37:02.809768622</meta:creation-date>
    <dc:date>2019-06-03T12:40:56.374725428</dc:date>
    <meta:editing-duration>PT13H45M41S</meta:editing-duration>
    <meta:editing-cycles>7</meta:editing-cycles>
    <meta:generator>LibreOffice/5.1.6.2$Linux_X86_64 LibreOffice_project/10m0$Build-2</meta:generator>
    <meta:document-statistic meta:table-count="1" meta:cell-count="310" meta:object-count="0"/>
  </office:meta>
</office:document-meta>
</file>